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Examples of Markdown Syntax</text:h>
      <text:p text:style-name="First_20_paragraph">The examples given in the ProfHacker blog post were all indented to keep them as code rather than have Markdown translate them to HTML. Here the examples in this plain text file will be translated to various file formats, also available in this repository.</text:p>
      <text:h text:style-name="Heading_20_2" text:outline-level="2">The Examples</text:h>
      <text:h text:style-name="Heading_20_3" text:outline-level="3">Italics</text:h>
      <text:p text:style-name="First_20_paragraph">Be sure to read William James, <text:span text:style-name="T1">The</text:span><text:span text:style-name="T2"> </text:span><text:span text:style-name="T3">Varieties</text:span><text:span text:style-name="T4"> </text:span><text:span text:style-name="T5">of</text:span><text:span text:style-name="T6"> </text:span><text:span text:style-name="T7">Religious</text:span><text:span text:style-name="T8"> </text:span><text:span text:style-name="T9">Experience</text:span>.</text:p>
      <text:h text:style-name="Heading_20_3" text:outline-level="3">Bold</text:h>
      <text:p text:style-name="First_20_paragraph">James's book will <text:span text:style-name="T10">definitely</text:span> be covered on the final exam.</text:p>
      <text:h text:style-name="Heading_20_3" text:outline-level="3">Block quotes</text:h>
      <text:p text:style-name="First_20_paragraph">You must be able to discuss James's definition of religion:</text:p>
      <text:p text:style-name="P1">Religion, therefore, as I now ask you arbitrarily to take it, shall mean for us the feelings, acts, and experiences of individual men in their solitude, so far as they apprehend themselves to stand in relation to whatever they may consider the divine.</text:p>
      <text:h text:style-name="Heading_20_3" text:outline-level="3">A link</text:h>
      <text:p text:style-name="First_20_paragraph">James's book is available in full text at Google Books <text:a xlink:type="simple" xlink:href="http://books.google.com/books?id=OESbXvtUkIsC" office:name=""><text:span text:style-name="Definition"><text:span text:style-name="Teletype">http://books.google.com/books?id=OESbXvtUkIsC</text:span></text:span></text:a>.</text:p>
      <text:h text:style-name="Heading_20_3" text:outline-level="3">Numbered and unnumbered lists</text:h>
      <text:list text:style-name="L1">
        <text:list-item>
          <text:p text:style-name="P2">An item.</text:p>
        </text:list-item>
        <text:list-item>
          <text:p text:style-name="P2">Another item.</text:p>
        </text:list-item>
        <text:list-item>
          <text:p text:style-name="P2">Yet another item.</text:p>
        </text:list-item>
        <text:list-item>
          <text:p text:style-name="P2">Item one.</text:p>
        </text:list-item>
        <text:list-item>
          <text:p text:style-name="P2">Item two.</text:p>
        </text:list-item>
        <text:list-item>
          <text:p text:style-name="P2">Item three.</text:p>
        </text:list-item>
      </text:list>
      <text:h text:style-name="Heading_20_3" text:outline-level="3">A Footnote</text:h>
      <text:p text:style-name="First_20_paragraph">William James offered a narrow definition of religion for the purposes of the Gifford Lectures.<text:note text:id="ftn0" text:note-class="footnote"><text:note-citation>1</text:note-citation><text:note-body><text:p text:style-name="Footnote">William James, <text:span text:style-name="T11">The</text:span><text:span text:style-name="T12"> </text:span><text:span text:style-name="T13">Varieties</text:span><text:span text:style-name="T14"> </text:span><text:span text:style-name="T15">of</text:span><text:span text:style-name="T16"> </text:span><text:span text:style-name="T17">Religious</text:span><text:span text:style-name="T18"> </text:span><text:span text:style-name="T19">Experience</text:span> (New York: Longman, Green, and Co., 1903); cf. Thomas Tweed, <text:span text:style-name="T20">Crossing</text:span><text:span text:style-name="T21"> </text:span><text:span text:style-name="T22">and</text:span><text:span text:style-name="T23"> </text:span><text:span text:style-name="T24">Dwelling</text:span><text:span text:style-name="T25">:</text:span><text:span text:style-name="T26"> </text:span><text:span text:style-name="T27">A</text:span><text:span text:style-name="T28"> </text:span><text:span text:style-name="T29">Theory</text:span><text:span text:style-name="T30"> </text:span><text:span text:style-name="T31">of</text:span><text:span text:style-name="T32"> </text:span><text:span text:style-name="T33">Religion</text:span> (Cambridge, MA: Harvard University Press, 2008).</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